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08fb" officeooo:paragraph-rsid="000e08fb"/>
    </style:style>
    <style:style style:name="P2" style:family="paragraph" style:parent-style-name="Standard">
      <style:text-properties officeooo:paragraph-rsid="000e08fb"/>
    </style:style>
    <style:style style:name="P3" style:family="paragraph" style:parent-style-name="Heading_20_1">
      <style:text-properties officeooo:paragraph-rsid="000e08fb"/>
    </style:style>
    <style:style style:name="T1" style:family="text">
      <style:text-properties officeooo:rsid="000e08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SSOURCES</text:p>
      <text:p text:style-name="Standard"/>
      <text:h text:style-name="P3" text:outline-level="1">D<text:span text:style-name="T1">é</text:span>finitions :</text:h>
      <text:p text:style-name="Standard">La définition du mot dimension est très floue :</text:p>
      <text:p text:style-name="P2"><text:span text:style-name="T1">- "Grandeur déterminant, par une relation algébrique, une autre grandeur."</text:span></text:p>
      <text:p text:style-name="P1"><text:a xlink:type="simple" xlink:href="http://www.cnrtl.fr/lexicographie/dimension" text:style-name="Internet_20_link" text:visited-style-name="Visited_20_Internet_20_Link">http://www.cnrtl.fr/lexicographie/dimension</text:a></text:p>
      <text:p text:style-name="P1"/>
      <text:h text:style-name="Heading_20_1" text:outline-level="1">RELATIVITÉ :</text:h>
      <text:p text:style-name="P2"><text:span text:style-name="T1">- </text:span>Géométrie non euclidienne : <text:a xlink:type="simple" xlink:href="http://www.astrosurf.com/luxorion/relativite-geometrie-noneuclidienne.htm" text:style-name="Internet_20_link" text:visited-style-name="Visited_20_Internet_20_Link">http://www.astrosurf.com/luxorion/relativite-geometrie-noneuclidienne.htm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2:20:25.991000000</meta:creation-date>
    <dc:date>2018-01-03T13:32:51.464000000</dc:date>
    <meta:editing-duration>PT1H12M25S</meta:editing-duration>
    <meta:editing-cycles>3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7" meta:word-count="31" meta:character-count="302" meta:non-whitespace-character-count="278"/>
  </office:meta>
</office:document-meta>
</file>